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20c8f5" officeooo:paragraph-rsid="01296a3f"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103383" officeooo:paragraph-rsid="011855cf"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2950df" officeooo:paragraph-rsid="012950df"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0e97b35" officeooo:paragraph-rsid="0120c8f5"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8" style:family="paragraph" style:parent-style-name="Preformatted_20_Text">
      <style:paragraph-properties fo:text-align="center" style:justify-single-word="false"/>
      <style:text-properties officeooo:paragraph-rsid="00083d4b"/>
    </style:style>
    <style:style style:name="P9"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1"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3" style:family="paragraph" style:parent-style-name="Preformatted_20_Text">
      <style:text-properties fo:font-size="13pt" officeooo:paragraph-rsid="00f060c8" style:font-size-asian="13pt" style:font-size-complex="13pt"/>
    </style:style>
    <style:style style:name="P14" style:family="paragraph" style:parent-style-name="Preformatted_20_Text">
      <style:text-properties fo:font-size="13pt" officeooo:paragraph-rsid="00b05fed" style:font-size-asian="13pt" style:font-size-complex="13pt"/>
    </style:style>
    <style:style style:name="P15" style:family="paragraph" style:parent-style-name="Preformatted_20_Text">
      <style:text-properties fo:font-size="13pt" officeooo:paragraph-rsid="0120c8f5" style:font-size-asian="13pt" style:font-size-complex="13pt"/>
    </style:style>
    <style:style style:name="P16" style:family="paragraph" style:parent-style-name="Preformatted_20_Text">
      <style:text-properties fo:font-size="13pt" officeooo:paragraph-rsid="0127cb5f" style:font-size-asian="13pt" style:font-size-complex="13pt"/>
    </style:style>
    <style:style style:name="P17"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8"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9" style:family="paragraph" style:parent-style-name="Preformatted_20_Text" style:master-page-name="">
      <style:paragraph-properties style:page-number="auto"/>
      <style:text-properties style:font-name="Liberation Serif" fo:font-size="13pt" fo:font-style="normal" style:text-underline-style="none" fo:font-weight="bold" officeooo:rsid="0127cb5f" officeooo:paragraph-rsid="0127cb5f"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Liberation Sans" fo:font-size="13pt" fo:font-style="normal" style:text-underline-style="none" officeooo:rsid="0127cb5f" officeooo:paragraph-rsid="0127cb5f" style:font-name-asian="Nimbus Mono L" style:font-size-asian="13pt" style:font-style-asian="normal" style:font-name-complex="Liberation Mono" style:font-size-complex="13pt" style:font-style-complex="normal"/>
    </style:style>
    <style:style style:name="P21"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2b0bf4" officeooo:paragraph-rsid="012b0bf4" style:font-name-asian="Nimbus Mono L" style:font-size-asian="12pt" style:font-style-asian="italic" style:font-weight-asian="bold" style:font-name-complex="Liberation Mono" style:font-size-complex="12pt" style:font-style-complex="italic"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27cb5f"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2b0bf4"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103383"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1f3b23"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2950df"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2bed5b"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2d63cf"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27cb5f"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296a3f"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2a30a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30b320"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03e7444" fo:background-color="transparent" loext:char-shading-value="0" style:font-style-asian="normal" style:font-style-complex="normal"/>
    </style:style>
    <style:style style:name="T33" style:family="text">
      <style:text-properties style:font-name="Liberation Sans" fo:font-style="normal" style:text-underline-style="none" officeooo:rsid="00e307b6" fo:background-color="transparent" loext:char-shading-value="0" style:font-style-asian="normal" style:font-style-complex="normal"/>
    </style:style>
    <style:style style:name="T34" style:family="text">
      <style:text-properties style:font-name="Liberation Sans" fo:font-style="normal" style:text-underline-style="none" officeooo:rsid="00083d4b" fo:background-color="transparent" loext:char-shading-value="0" style:font-style-asian="normal" style:font-style-complex="normal"/>
    </style:style>
    <style:style style:name="T35" style:family="text">
      <style:text-properties style:font-name="Liberation Sans" fo:font-style="normal" style:text-underline-style="none" officeooo:rsid="0123a160" fo:background-color="transparent" loext:char-shading-value="0" style:font-style-asian="normal" style:font-style-complex="normal"/>
    </style:style>
    <style:style style:name="T36" style:family="text">
      <style:text-properties style:font-name="Liberation Sans" fo:font-style="normal" style:text-underline-style="none" officeooo:rsid="0130b320" fo:background-color="transparent" loext:char-shading-value="0" style:font-style-asian="normal" style:font-style-complex="normal"/>
    </style:style>
    <style:style style:name="T37" style:family="text">
      <style:text-properties officeooo:rsid="000dd66a"/>
    </style:style>
    <style:style style:name="T38" style:family="text">
      <style:text-properties officeooo:rsid="00697aa2"/>
    </style:style>
    <style:style style:name="T39" style:family="text">
      <style:text-properties officeooo:rsid="012a30a6"/>
    </style:style>
    <style:style style:name="T40" style:family="text">
      <style:text-properties officeooo:rsid="012d63cf"/>
    </style:style>
    <style:style style:name="T41" style:family="text">
      <style:text-properties officeooo:rsid="012f0c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8"><text:span text:style-name="T5">2</text:span><text:span text:style-name="T6">9th</text:span><text:span text:style-name="T4"> </text:span><text:span text:style-name="T5">January</text:span><text:span text:style-name="T1"> 20</text:span><text:span text:style-name="T2">2</text:span><text:span text:style-name="T3">3</text:span></text:p>
      <text:p text:style-name="P19"/>
      <text:p text:style-name="P21">1 Thess 5:16-18</text:p>
      <text:p text:style-name="P9">Rejoice always, pray continually, give thanks in all circumstances; for this is God’s will for you in Christ Jesus.</text:p>
      <text:p text:style-name="P11">Thanks to God</text:p>
      <text:p text:style-name="P16"><text:span text:style-name="T13">Heavenly Father we come </text:span><text:span text:style-name="T15">before</text:span><text:span text:style-name="T13"> You today to give You </text:span><text:span text:style-name="T15">thanks </text:span><text:span text:style-name="T13">and praise. We thank You that </text:span><text:span text:style-name="T15">because of Your salvation, seen from the beginning, promised to Adam and Eve</text:span><text:span text:style-name="T13">, </text:span><text:span text:style-name="T15">fulfilled by Jesus Himself, we can rejoice always for the release </text:span><text:span text:style-name="T16">we have </text:span><text:span text:style-name="T15">from the guilt, the power and the penalty of sin</text:span><text:span text:style-name="T13">. </text:span><text:span text:style-name="T16">Whatever our situation today, Your perfect and complete redemption deals with our deepest needs</text:span><text:span text:style-name="T13">.</text:span></text:p>
      <text:p text:style-name="P20"/>
      <text:p text:style-name="P16"><text:span text:style-name="T16">O</text:span><text:span text:style-name="T9">ur Lord Jesus </text:span><text:span text:style-name="T16">surrendered the glories of heaven </text:span><text:span text:style-name="T11">to </text:span><text:span text:style-name="T16">come down to </text:span><text:span text:style-name="T11">this earth</text:span><text:span text:style-name="T8">. </text:span><text:span text:style-name="T16">When </text:span><text:span text:style-name="T13">He </text:span><text:span text:style-name="T16">had fulfilled that mission, He ascended to the throne again so that He could prepare a place for us in Your Presence. </text:span><text:span text:style-name="T14">His </text:span><text:span text:style-name="T16">sacrifice provided true </text:span><text:span text:style-name="T14">righteousness in place of our </text:span><text:span text:style-name="T16">degradation</text:span><text:span text:style-name="T14">. We </text:span><text:span text:style-name="T16">can rejoice </text:span><text:span text:style-name="T14">free</text:span><text:span text:style-name="T16">ly</text:span><text:span text:style-name="T14"> because He has </text:span><text:span text:style-name="T16">fulfilled the Perfect Law, which we failed to do</text:span><text:span text:style-name="T14">.</text:span></text:p>
      <text:p text:style-name="P4"/>
      <text:p text:style-name="P5">We thank You that we are now free to <text:span text:style-name="T40">walk in newness of life and take part in the work </text:span>You have prepared for us in advance.</text:p>
      <text:p text:style-name="P5"/>
      <text:p text:style-name="P12">The Wide World...<text:span text:style-name="T37"> a</text:span>nd <text:span text:style-name="T38">in </text:span>the wider Church</text:p>
      <text:p text:style-name="P15"><text:span text:style-name="T12">We pray for t</text:span><text:span text:style-name="T7">h</text:span><text:span text:style-name="T10">is</text:span><text:span text:style-name="T7"> world </text:span><text:span text:style-name="T12">where </text:span><text:span text:style-name="T16">so </text:span><text:span text:style-name="T12">many </text:span><text:span text:style-name="T16">remain in darkness and where so much is opposed to Your will and purpose. Yet we see glimpses of the glory of Your original creation, and long for the restoration of all things, when Jesus returns.</text:span></text:p>
      <text:p text:style-name="P2"/>
      <text:p text:style-name="P3">We pray for Your Church, <text:span text:style-name="T41">again giving thanks for the work of the gospel which continues despite interruptions and oppression in</text:span> many places around the world. <text:span text:style-name="T41">We thank You for news from Calvin &amp; Ruth Mathys, recovering after last year’s earthquake, and give thanks that Ruth is making excellent progress after surgery on her broken ankle.</text:span></text:p>
      <text:p text:style-name="P3"/>
      <text:p text:style-name="P3">We pray for the Church <text:span text:style-name="T41">here also, where Your purposes are unstoppable, even if we do not see much in the way of visible “results.”</text:span> <text:span text:style-name="T39">We pray </text:span><text:span text:style-name="T41">again </text:span><text:span text:style-name="T39">for Matt and Kate Vinicombe and family as they </text:span><text:span text:style-name="T41">persevere a</text:span><text:span text:style-name="T39">f</text:span><text:span text:style-name="T41">ter</text:span><text:span text:style-name="T39"> the road accident, </text:span><text:span text:style-name="T41">and w</text:span><text:span text:style-name="T39">e thank You for the excellent medical care Kate is receiving in the Austin </text:span><text:span text:style-name="T41">Hospital</text:span><text:span text:style-name="T39">.</text:span></text:p>
      <text:p text:style-name="P6"/>
      <text:p text:style-name="P10">Ashburton</text:p>
      <text:p text:style-name="P13"><text:span text:style-name="T26">W</text:span><text:span text:style-name="T25">e thank You for Your work here </text:span><text:span text:style-name="T26">in Ashburton, </text:span><text:span text:style-name="T25">and </text:span><text:span text:style-name="T31">w</text:span><text:span text:style-name="T17">e </text:span><text:span text:style-name="T22">continue to pray for the Revitalization program. </text:span><text:span text:style-name="T29">We pray for restoration of the health of Margaret, Diane, Shiun, </text:span><text:span text:style-name="T31">for</text:span><text:span text:style-name="T29"> Russell </text:span><text:span text:style-name="T31">and Jocelyn taking a break, and for </text:span><text:span text:style-name="T29">Steph and Callum, as </text:span><text:span text:style-name="T31">school resumes for the new year</text:span><text:span text:style-name="T29">. </text:span><text:span text:style-name="T30">We also pray for refreshing for Barry and Suzanne as they continue their break for another week.</text:span></text:p>
      <text:p text:style-name="P7"/>
      <text:p text:style-name="P14"><text:span text:style-name="T24">W</text:span><text:span text:style-name="T32">e </text:span><text:span text:style-name="T36">give thanks</text:span><text:span text:style-name="T32"> for </text:span><text:span text:style-name="T28">Mook</text:span><text:span text:style-name="T32"> as he preach</text:span><text:span text:style-name="T19">es </text:span><text:span text:style-name="T25">Your Word </text:span><text:span text:style-name="T20">today.</text:span><text:span text:style-name="T19"> </text:span><text:span text:style-name="T31">We thank You for the guidance of the Holy Spiirt in his preparation, and w</text:span><text:span text:style-name="T27">e pray </text:span><text:span text:style-name="T31">that we</text:span><text:span text:style-name="T27"> too </text:span><text:span text:style-name="T31">will know Your Holy Spirit guidance as we hear and obey Your teaching</text:span><text:span text:style-name="T27">, so that we bring </text:span><text:span text:style-name="T31">honour</text:span><text:span text:style-name="T27"> to the Name of Jesus</text:span><text:span text:style-name="T33">, </text:span><text:span text:style-name="T35">our Lord and Saviour,</text:span><text:span text:style-name="T34"> Amen.</text:span></text:p>
      <text:p text:style-name="P17">Our Father, Who is in heaven,<text:line-break/>hallowed be Your name;<text:line-break/>Your kingdom come;<text:line-break/>Your will be done,<text:line-break/>on earth as it is in heaven.</text:p>
      <text:p text:style-name="P18"/>
      <text:p text:style-name="P18">Give us this day our daily bread.<text:line-break/>And forgive us our trespasses,<text:line-break/>as we forgive those that trespass against us.<text:line-break/>Lead us not into temptation;<text:line-break/>but deliver us from evil.</text:p>
      <text:p text:style-name="P18"/>
      <text:p text:style-name="P18">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1-28T21:25:18.335301710</dc:date>
    <meta:editing-duration>PT11H10M59S</meta:editing-duration>
    <meta:editing-cycles>129</meta:editing-cycles>
    <meta:generator>LibreOffice/7.3.7.2$Linux_X86_64 LibreOffice_project/30$Build-2</meta:generator>
    <meta:print-date>2022-11-12T21:41:23.154044675</meta:print-date>
    <meta:document-statistic meta:table-count="0" meta:image-count="0" meta:object-count="0" meta:page-count="2" meta:paragraph-count="18" meta:word-count="552" meta:character-count="3022" meta:non-whitespace-character-count="2488"/>
  </office:meta>
</office:document-meta>
</file>